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cc866"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f894a"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52299"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f894a" officeooo:paragraph-rsid="002235d0"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bfb4"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f606b"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3aa2"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52299"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5de07"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paragraph-properties fo:text-align="justify" style:justify-single-word="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1ad547" style:font-weight-asian="normal" style:font-weight-complex="normal"/>
    </style:style>
    <style:style style:name="T18" style:family="text">
      <style:text-properties fo:language="en" fo:country="US" fo:font-weight="normal" officeooo:rsid="001cc866" style:font-weight-asian="normal" style:font-weight-complex="normal"/>
    </style:style>
    <style:style style:name="T19" style:family="text">
      <style:text-properties fo:language="en" fo:country="US" fo:font-weight="normal" officeooo:rsid="0020e971" style:font-weight-asian="normal" style:font-weight-complex="normal"/>
    </style:style>
    <style:style style:name="T20" style:family="text">
      <style:text-properties fo:language="en" fo:country="US" fo:font-weight="normal" officeooo:rsid="002235d0"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font-style="italic" style:font-style-asian="italic" style:font-style-complex="italic"/>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size="12pt" fo:language="en" fo:country="US" fo:font-style="normal" style:font-size-asian="12pt" style:font-style-asian="normal" style:font-size-complex="12pt" style:font-style-complex="normal"/>
    </style:style>
    <style:style style:name="T54" style:family="text">
      <style:text-properties style:use-window-font-color="true" fo:font-size="12pt" fo:language="en" fo:country="US" style:font-size-asian="12pt" style:font-size-complex="12pt"/>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font-weight="normal" style:font-weight-asian="normal" style:font-weight-complex="normal"/>
    </style:style>
    <style:style style:name="T63" style:family="text">
      <style:text-properties fo:font-weight="normal" officeooo:rsid="0020e971" style:font-weight-asian="normal" style:font-weight-complex="normal"/>
    </style:style>
    <style:style style:name="T64" style:family="text">
      <style:text-properties fo:font-weight="normal" officeooo:rsid="002235d0"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fo:font-size="10pt" style:font-size-asian="10pt" style:font-size-complex="10pt"/>
    </style:style>
    <style:style style:name="T83" style:family="text">
      <style:text-properties fo:font-size="8pt" style:font-size-asian="8pt" style:font-size-complex="8pt"/>
    </style:style>
    <style:style style:name="T84" style:family="text">
      <style:text-properties officeooo:rsid="00161591"/>
    </style:style>
    <style:style style:name="T85" style:family="text">
      <style:text-properties officeooo:rsid="0017a964"/>
    </style:style>
    <style:style style:name="T86" style:family="text">
      <style:text-properties officeooo:rsid="0019b744"/>
    </style:style>
    <style:style style:name="T87" style:family="text">
      <style:text-properties officeooo:rsid="001ad547"/>
    </style:style>
    <style:style style:name="T88" style:family="text">
      <style:text-properties officeooo:rsid="001cc866"/>
    </style:style>
    <style:style style:name="T89" style:family="text">
      <style:text-properties officeooo:rsid="001ebfb4"/>
    </style:style>
    <style:style style:name="T90" style:family="text">
      <style:text-properties officeooo:rsid="001f894a"/>
    </style:style>
    <style:style style:name="T91" style:family="text">
      <style:text-properties officeooo:rsid="002235d0"/>
    </style:style>
    <style:style style:name="T92" style:family="text">
      <style:text-properties officeooo:rsid="0025f331"/>
    </style:style>
    <style:style style:name="T93" style:family="text">
      <style:text-properties officeooo:rsid="002741ec"/>
    </style:style>
    <style:style style:name="T94" style:family="text">
      <style:text-properties officeooo:rsid="0028e8c5"/>
    </style:style>
    <style:style style:name="T95" style:family="text">
      <style:text-properties officeooo:rsid="00292cee"/>
    </style:style>
    <style:style style:name="T96" style:family="text">
      <style:text-properties officeooo:rsid="002999b9"/>
    </style:style>
    <style:style style:name="T97" style:family="text">
      <style:text-properties officeooo:rsid="002b7838"/>
    </style:style>
    <style:style style:name="T98" style:family="text">
      <style:text-properties officeooo:rsid="002c18e2"/>
    </style:style>
    <style:style style:name="T99" style:family="text">
      <style:text-properties officeooo:rsid="002f606b"/>
    </style:style>
    <style:style style:name="T100" style:family="text">
      <style:text-properties officeooo:rsid="003118d1"/>
    </style:style>
    <style:style style:name="T101" style:family="text">
      <style:text-properties officeooo:rsid="0031a2ba"/>
    </style:style>
    <style:style style:name="T102" style:family="text">
      <style:text-properties officeooo:rsid="00320bee"/>
    </style:style>
    <style:style style:name="T103" style:family="text">
      <style:text-properties officeooo:rsid="00324bca"/>
    </style:style>
    <style:style style:name="T104" style:family="text">
      <style:text-properties officeooo:rsid="00343aa2"/>
    </style:style>
    <style:style style:name="T105" style:family="text">
      <style:text-properties officeooo:rsid="00352299"/>
    </style:style>
    <style:style style:name="T106" style:family="text">
      <style:text-properties officeooo:rsid="0035de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3"/>
      <text:h text:style-name="P16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62">Дайсон.</text:span></text:p>
      <text:p text:style-name="P79"><text:span text:style-name="T8">– </text:span><text:span text:style-name="T62">Сколько тебе лет?</text:span></text:p>
      <text:p text:style-name="P79"><text:span text:style-name="T8">– </text:span><text:span text:style-name="T62">Два года с начала запуска кластера.</text:span></text:p>
      <text:p text:style-name="P79"><text:span text:style-name="T8">– </text:span><text:span text:style-name="T62">Какой сейчас год?</text:span></text:p>
      <text:p text:style-name="P79"><text:span text:style-name="T8">– </text:span><text:span text:style-name="T52">20</text:span><text:span text:style-name="T38">19</text:span><text:span text:style-name="T62">-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1">Ага, уже теплее.</text:p>
      <text:p text:style-name="P31"/>
      <text:p text:style-name="P79"><text:span text:style-name="T8">– Нэш</text:span><text:span text:style-name="T62">,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5">–</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65" text:outline-level="2">2. Пробуждение</text:h>
      <text:p text:style-name="P29"/>
      <text:p text:style-name="P1"><text:span text:style-name="T35">Сознание рестартовало после того, как я гребанулся </text:span><text:span text:style-name="T55">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5">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5"> настороженные уш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text:span><text:span text:style-name="T22">—</text:span><text:span text:style-name="T55">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text:s/>Да и не должно быть —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5"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3419817152431053748"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3">2088</text:span><text:span text:style-name="T49"> – </text:span><text:span text:style-name="T36">2135</text:span><text:span text:style-name="T49"> A.C.</text:span><text:span text:style-name="T31">»</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7">Прижав </text:span>уши к голове, <text:span text:style-name="T67">она дала</text:span> задний ход <text:span text:style-name="T67">и </text:span>выкарабкалась обратно. Окинув библиотеку отчаянным взглядом, <text:span text:style-name="T6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2">и-и-и</text:span>-<text:span text:style-name="T83">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5">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7">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7">любви</text:span> начинаешь понимать только тогда, когда <text:span text:style-name="T67">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5" text:outline-level="2"><text:soft-page-break/>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7">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41">— и приют для престарелых минотавров </text:span><text:span text:style-name="T53">“</text:span><text:span text:style-name="T54">Поле Кровожадной Брани</text:span><text:span text:style-name="T53">”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8">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1">—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7">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text:span><text:soft-page-break/><text:span text:style-name="T31">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2">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2">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7">Аликорница</text:span> и так выглядела неважно.</text:p>
      <text:p text:style-name="P35"/>
      <text:p text:style-name="P35">Поза <text:span text:style-name="T67">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7">и </text:span>у грифонов, <text:span text:style-name="T67">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7">М</text:span>еняет <text:span text:style-name="T67">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7">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8">.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8">– </text:span><text:span text:style-name="T4">История Понивилля начинается с того благословенного дня, когда принцесса Селестия подарила семейству Эппл </text:span><text:span text:style-name="T58">— </text:span><text:span text:style-name="T4">тогда, правда, это ещё были Смиты </text:span><text:span text:style-name="T58">—</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8">—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1">–</text:span><text:span text:style-name="T32">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41">Я </text:span><text:span text:style-name="T32">присел на лавочку</text:span><text:span text:style-name="T41">. </text:span><text:span text:style-name="T32">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2">...</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32">– Ну что же…</text:span><text:span text:style-name="T41"> Почту за честь работать </text:span><text:span text:style-name="T32">под твоим руководством, Анон</text:span><text:span text:style-name="T41">. Погоди немного, я </text:span><text:span text:style-name="T32">приведу себя в порядок</text:span><text:span text:style-name="T41">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5">«…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2">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9">Видения этих городов</text:span><text:span text:style-name="T50"> дрожали, <text:s/>пересекались </text:span><text:span text:style-name="T39">и постоянно множились</text:span><text:span text:style-name="T50">.</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2">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4">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154">Поздравь <text:span text:style-name="T85">нас с </text:span>прорыв<text:span text:style-name="T85">ом</text:span> в расследовании! Твайлайт Спаркл с помощью заклинания Прозрения <text:span text:style-name="T86">Стар Свирла подобралась вплотную к</text:span> Велико<text:span text:style-name="T90">му</text:span> Откровени<text:span text:style-name="T90">ю</text:span>. Ты здорово натаскала <text:span text:style-name="T86">свою ученицу</text:span> в магии! <text:span text:style-name="T87">Правда, она немного теряется в бытовых проблемах</text:span> <text:span text:style-name="T16">— </text:span><text:span text:style-name="T17">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text:span text:style-name="T86">на моей</text:span>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51"><text:span text:style-name="T8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text:span> И <text:span text:style-name="T88">он правильно предупреждал </text:span><text:span text:style-name="T18">— </text:span>эта дрянь таки жрёт пони!</text:p>
      <text:p text:style-name="P156">Похоже, Большое Откровение <text:span text:style-name="T18">— </text:span><text:span text:style-name="T16">что-то, находящееся за Чёрным Экраном. Пони подход</text:span><text:span text:style-name="T19">я</text:span><text:span text:style-name="T16">т вплотную, </text:span><text:span text:style-name="T20">смотрят на него и затем </text:span><text:span text:style-name="T16">прыга</text:span><text:span text:style-name="T19">ю</text:span><text:span text:style-name="T16">т в Чёрный Экран. </text:span><text:span text:style-name="T20">Куда они при этом деваются и что с ними происходит, нам только предстоит выяснить. </text:span><text:span text:style-name="T16">К счастью, Рэрити вовремя проснулась </text:span><text:span text:style-name="T18">— </text:span><text:span text:style-name="T16">иначе </text:span><text:span text:style-name="T19">ты бы лишилась Элемента Щедрости.</text:span></text:p>
      <text:p text:style-name="P156"><text:soft-page-break/><text:span text:style-name="T64">Смысл снов остальных участников опыта для меня остаётся загадкой. </text:span><text:span text:style-name="T63">Посылаю тебе дневник эксперимента, это лучше всяких словесных описаний.</text:span></text:p>
      <text:p text:style-name="P59"><text:span text:style-name="T88">Я уже говорил, что Луна </text:span>запретила Твайлайт дальнейшие изыскания в этой сфере? <text:span text:style-name="T89">Это</text:span> создало юридическую преграду для исследований.</text:p>
      <text:p text:style-name="P48"/>
      <text:p text:style-name="P15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text:span text:style-name="T91">в научном рвении</text:span>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text:span text:style-name="T92">гривой </text:span>пегаска <text:span text:style-name="T93">вызывала ассоциации с</text:span> мальчишк<text:span text:style-name="T93">ой</text:span>.</text:p>
      <text:p text:style-name="P48"/>
      <text:p text:style-name="P48">– А что такого с твоим домом? – поинтересовался я.</text:p>
      <text:p text:style-name="P48">Пегаска почесала задней ногой за ухом. <text:span text:style-name="T94">На худеньком теле неожиданно проступили </text:span>рельефны<text:span text:style-name="T94">е</text:span> мышц<text:span text:style-name="T94">ы</text:span>.</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text:span text:style-name="T95">представилась</text:span> пегаска. – А ты Анон, <text:span text:style-name="T95">точняк</text:span>?</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text:span text:style-name="T95">Над моим произведением каллиграфического искусства! И, р</text:span>азумеется, чернила не успели просохнуть! <text:span text:style-name="T95">И, р</text:span>азумеется, теперь свиток украшал<text:span text:style-name="T95">и</text:span> чернильные отпечатки копыт!</text:p>
      <text:p text:style-name="P48"/>
      <text:p text:style-name="P48"><text:soft-page-break/><text:span text:style-name="T95">Ч</text:span>ас работы к чёрту.</text:p>
      <text:p text:style-name="P48">Я по инерции пожал протянутое копыто, потом, не отпуская его, второй рукой взял <text:span text:style-name="T96">пегаску за вторую </text:span>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text:span text:style-name="T97">Фигня вопрос</text:span>!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text:span text:style-name="T97">т</text:span>,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text:span text:style-name="T98">Дэш</text:span>.</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text:span text:style-name="T98">пива</text:span> «шедевр»! А ведь переписывать его я не собираюсь, с меня довольно эт<text:span text:style-name="T98">их</text:span> мучени<text:span text:style-name="T98">й</text:span> с перьями!</text:p>
      <text:p text:style-name="P48"><text:soft-page-break/></text:p>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text:span text:style-name="T99">Извини</text:span>, Рэйнбоу Дэш! Задание, действительно, было дурацким. Просто ты немно<text:span text:style-name="T99">го</text:span>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159">А ведь пегаска дело говорит! Из того, что я помню, эта зебра-шаманка иногда даже выручала Твайлайт. Визит к ней будет совсем не лишним.</text:p>
      <text:p text:style-name="P159"/>
      <text:p text:style-name="P48">– <text:span text:style-name="T99">Спасибо, что напомнила</text:span>. Буду тебе признателен, если покажешь завтра утром, где живёт Зекора.</text:p>
      <text:p text:style-name="P48">Пегаска отрицательно помотала головой.</text:p>
      <text:p text:style-name="P159">– Не утром. Прямо сейчас. Зекора вчера пришла в Понивилль <text:span text:style-name="T99">затариться хавчиком</text:span>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text:soft-page-break/></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text:span text:style-name="T100">ушли</text:span>.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text:span text:style-name="T100">е</text:span>ими руками. Та уткнулась мне носом в плёчо <text:s/>и замерла от удовольствия. Лишь беспокойное пряданье ушами выдавало напряжение <text:span text:style-name="T100">пегаски</text:span>.</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text:span text:style-name="T103">свечении</text:span> фонаря рельсы казались бесконечной лентой, протянувшейся из прошлого в будущее. <text:span text:style-name="T101">В круге света существовали только я, </text:span>пегаск<text:span text:style-name="T101">а</text:span> и отрез<text:span text:style-name="T101">ок</text:span> <text:span text:style-name="T102">старой </text:span>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text:soft-page-break/>Пегаска мечтательно вздохнула.</text:p>
      <text:p text:style-name="P48">– Что за чувство? – Я старался успевать за пегаской, для чего мне пришлось перейти на быстрый шаг.</text:p>
      <text:p text:style-name="P160">– Чувство абсолютной свободы. Когда тебя ничто не связывает и ты ничем не ограничен. Для пегаса это важно. Только в Клаудсдейле такое есть.</text:p>
      <text:p text:style-name="P160">Дэш вздохнула.</text:p>
      <text:p text:style-name="P160">– В жизни бы оттуда не слиняла, если бы не тёрки с не<text:span text:style-name="T104">которыми</text:span> клаудсдейлскими идиотами.</text:p>
      <text:p text:style-name="P160"/>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text:span text:style-name="T104">замшелые </text:span>стволы сосен и дубов. <text:span text:style-name="T104">У</text:span>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161">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text:span text:style-name="T105">Ф</text:span>игура держала <text:span text:style-name="T105">в</text:span> копыте трубку.</text:p>
      <text:p text:style-name="P161"/>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161">Фигура откинула капюшон. Взгляду открылась зебра неопределённого возраста. Она молча гляд<text:span text:style-name="T105">ела</text:span> на меня ничего не выражающими глазами и время от времени выдыхала кольца дыма. Я огляделся и, не найдя ничего лучшего, уселся просто на пол перед ней. <text:span text:style-name="T105">С</text:span>о стены <text:span text:style-name="T105">н</text:span>ад зеброй на меня смотрела деревянная маска нахмуренного божка с торчащими из-под толстых губ клыками.</text:p>
      <text:p text:style-name="P48"><text:soft-page-break/></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161">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161">С чокнутыми лучше не спорить, <text:span text:style-name="T105">Анон!</text:span></text:p>
      <text:p text:style-name="P161"/>
      <text:p text:style-name="P48">– У нашего народа есть предание о том, кто придёт в конце времён. Значит, я чувствовала правильно. <text:span text:style-name="T105">К</text:span>онец действительно близок. – Зе<text:span text:style-name="T105">кора</text:span> нашла нужную страницу и стала читать.</text:p>
      <text:p text:style-name="P59"/>
      <text:p text:style-name="P155"><text:span text:style-name="T58">– </text:span>«…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text:span text:style-name="T106">для дурачков!</text:span>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text:span text:style-name="T106">экстрасенсов</text:span>»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162"><text:soft-page-break/>Зебра усмехнулась. Я попытался пролепетать извинения, но зебра махнула копытом, показывая на выход и накинула тряпку на фонарь.</text:p>
      <text:p text:style-name="P162"/>
      <text:p text:style-name="P162">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2">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text:soft-page-break/>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text:span text:style-name="T84">крылом</text:span> поле вокруг. – И мне нужно поскорее забрать тебя от него. Пока оно не забрало тебя у меня.</text:p>
      <text:p text:style-name="P3"><text:span text:style-name="T45">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text:soft-page-break/>–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text:soft-page-break/>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text:soft-page-break/>–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6">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text:soft-page-break/>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2">«кстати, это идея…»</text:span></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8">Чужестранец-примат разбил сердце нашей обожаемой Селестии! Двор в отчаянии </text:span><text:span text:style-name="T15">—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text:soft-page-break/>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2">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2">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oft-page-break/><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oft-page-break/><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2">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2">эт правда?</text:span></text:p>
      <text:p text:style-name="P48"><text:span text:style-name="T16">– </text:span><text:span text:style-name="T62">Какая из? Их много, вообще-то. Ик!</text:span></text:p>
      <text:p text:style-name="P48"><text:span text:style-name="T16">– </text:span><text:span text:style-name="T62">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2">он-нон, </text:span><text:span text:style-name="T16">– </text:span><text:span text:style-name="T62">захихикала Пинки, взъерошив копытами розовые кудряшки и попытавшись соорудить из них бороду, </text:span><text:span text:style-name="T16">–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2">Ты что-о-о! Нельзя любить фаэри! Она похитит твоё сердце, и ты будешь искать её, пока не… </text:span><text:span text:style-name="T16">– </text:span><text:span text:style-name="T62">Пинки погрузилась мордочкой в так и не съеденный салат «по-кантерлотски» и захрапела.</text:span></text:p>
      <text:p text:style-name="P48"><text:span text:style-name="T16">– </text:span><text:span text:style-name="T62">Пока не умру?</text:span></text:p>
      <text:p text:style-name="P48"><text:span text:style-name="T16">– </text:span><text:span text:style-name="T62">Нет, глупенький. </text:span><text:span text:style-name="T16">– </text:span><text:span text:style-name="T62">пробулькала Пинки из миски. </text:span><text:span text:style-name="T16">– </text:span><text:span text:style-name="T62">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text:soft-page-break/>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text:span text:style-name="T91">Э</text:span>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text:soft-page-break/>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8">Обмен рулит</text:span>!»</text:p>
      <text:p text:style-name="P61"><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oft-page-break/><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oft-page-break/><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text:soft-page-break/>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text:soft-page-break/>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text:soft-page-break/></text:p>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oft-page-break/><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text:soft-page-break/>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text:soft-page-break/>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text:soft-page-break/>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6">302 пони</text:span><text:span text:style-name="T28">.</text:span></text:p>
      <text:p text:style-name="P51"><text:span text:style-name="T66">250 пони</text:span><text:span text:style-name="T28">.</text:span></text:p>
      <text:p text:style-name="P51"><text:span text:style-name="T66">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4">Дружба </text:span><text:span text:style-name="T37">—</text:span><text:span text:style-name="T24"> </text:span><text:span text:style-name="T3">э</text:span><text:span text:style-name="T24">то, </text:span><text:span text:style-name="T68">так её </text:span><text:span text:style-name="T3">разэтак</text:span><text:span text:style-name="T68">,</text:span><text:span text:style-name="T24"> магия!</text:span></text:p>
      <text:p text:style-name="P150"/>
      <text:p text:style-name="Standard"><text:span text:style-name="T24">P.S. Мне тебя не хватает. Сильно.</text:span><text:span text:style-name="T58">»</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text:soft-page-break/></text:p>
      <text:p text:style-name="P51">«<text:span text:style-name="T66">37 пни</text:span></text:p>
      <text:p text:style-name="P71">24пн</text:p>
      <text:p text:style-name="P71">15</text:p>
      <text:p text:style-name="P51"><text:span text:style-name="T28">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6">302 пони</text:span><text:span text:style-name="T28">.</text:span></text:p>
      <text:p text:style-name="P51"><text:span text:style-name="T66">250 пони</text:span><text:span text:style-name="T28">.</text:span></text:p>
      <text:p text:style-name="P51"><text:span text:style-name="T66">125 поней</text:span><text:span text:style-name="T28">.</text:span></text:p>
      <text:p text:style-name="P51"><text:span text:style-name="T28">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text:soft-page-break/>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text:soft-page-break/>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67">И товары</text:span> вовсе<text:span text:style-name="T67"> не </text:span>бесплатные<text:span text:style-name="T67">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2">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text:soft-page-break/>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soft-page-break/>…</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7">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но <text:span text:style-name="T67">любили друг </text:span><text:soft-page-break/><text:span text:style-name="T67">друга! И у них </text:span>был<text:span text:style-name="T67"> </text:span>офигенный <text:span text:style-name="T67">секс! </text:span>И это было офигенно круто!<text:span text:style-name="T67">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7">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7">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55">–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text:soft-page-break/>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oft-page-break/><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Абсолютного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text:soft-page-break/>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text:soft-page-break/>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5">–</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22">–</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1">–</text:span> Тогда зачем она..?</text:p>
      <text:p text:style-name="P48"><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2">–</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22">–</text:span> Другие? Кто ещё?<text:span text:style-name="T11"> </text:span>С кем ещё у тебя были… отношения?</text:p>
      <text:p text:style-name="P48"><text:span text:style-name="T21">–</text:span> С Рэйнбоу Дэш <text:span text:style-name="T21">–</text:span> ответил я несчастным голосом. <text:span text:style-name="T21">–</text:span> И, может быть, с Пинки.</text:p>
      <text:p text:style-name="P48"><text:span text:style-name="T21">–</text:span> А ты живчик. <text:span text:style-name="T21">–</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1">– Что?!! – с недоверием воскликнула Луна. – Сестра никогда не умела лечить. И сейчас не умеет </text:span><text:span text:style-name="T6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21">– О небо! Теперь Мы понимаем, почему она так ослабела! Как это в стиле Сестры </text:span><text:span text:style-name="T6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21">– Заместительная терапия </text:span><text:span text:style-name="T6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21">–</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1">–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6"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5">–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78"/>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8">7.76</text:span>», сменившись на «<text:span text:style-name="T28">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8">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6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5">—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7">трид</text:span><text:span text:style-name="T1">цать лет, если его сменят через </text:span><text:span text:style-name="T6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5">–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7">задней осью </text:span><text:span text:style-name="T1">на табуретку. Я прилаживал ей новое колесо взамен <text:s/>утраченного. </text:span><text:span text:style-name="T67">Ещ</text:span><text:span text:style-name="T1">ё</text:span><text:span text:style-name="T67"> </text:span><text:span text:style-name="T1">немного, и будет как новенькая! В дворцовом гараже среди кучи хлама таки нашлось лопнувшее колесо, которое </text:span><text:span text:style-name="T67">мне удалось</text:span><text:span text:style-name="T1"> отремонтировать — о</text:span><text:span text:style-name="T67">бучение у</text:span><text:span text:style-name="T1"> Норфа не </text:span><text:span text:style-name="T6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7">на </text:span><text:span text:style-name="T1">корпус</text:span><text:span text:style-name="T6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7">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7">о всём мире остались только м</text:span>ы<text:span text:style-name="T6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5">–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8">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7">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7">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7">А ч</text:span>то случилось с кракеном?</text:p>
      <text:p text:style-name="P53">– Он провалился в <text:span text:style-name="T67">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7" text:outline-level="3">Воскресенье</text:h>
      <text:p text:style-name="P48"/>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5">Невозможно поверить, но два месяца</text:span><text:span text:style-name="T23"> </text:span><text:span text:style-name="T55">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2">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7">кликнул по ним правой кнопкой </text:span><text:span text:style-name="T1">мыши</text:span><text:span text:style-name="T67"> и </text:span><text:span text:style-name="T1">выбрал</text:span><text:span text:style-name="T67">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soft-page-break/>…</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text:soft-page-break/>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text:soft-page-break/>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65" text:outline-level="2">2<text:span text:style-name="T1">9</text:span>. Отбытие</text:h>
      <text:p text:style-name="P116"/>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text:soft-page-break/>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30">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7">А если не </text:span>выдержит<text:span text:style-name="T67">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30">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2">.</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5">Нет никакого мира-вампира. Мир людей не виноват. </text:span><text:span text:style-name="T14">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6">–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6">–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5"/>
      <text:p text:style-name="P103"><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0">.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6">– К сожалению, не </text:span><text:span text:style-name="T51">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5">,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5"> точнее, дерево схожих миров Эквуса </text:span><text:span text:style-name="T60">—</text:span><text:span text:style-name="T55"> создали брони. Разумеется, стержнем им послужил именно сериал, но каждый фанфик </text:span><text:span text:style-name="T60">—</text:span><text:span text:style-name="T55">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5">– Наконец-то я вижу свет в конце тоннеля! Как это не пришло мне в голову! Ты всё отлично увязал! Всё сходится! Более того </text:span><text:span text:style-name="T60">—</text:span><text:span text:style-name="T55"> Анакорн заговорщически подмигнул мне </text:span><text:span text:style-name="T60">—</text:span><text:span text:style-name="T55">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5">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м Континууме Эквуса</text:span><text:span text:style-name="T55">!</text:span></text:p>
      <text:p text:style-name="P109"/>
      <text:p text:style-name="P109">Я подозрительно посмотрел на Анакорна.</text:p>
      <text:p text:style-name="P109"/>
      <text:p text:style-name="P108"><text:span text:style-name="T22">– </text:span><text:span text:style-name="T55">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22">– </text:span><text:span text:style-name="T55">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text:soft-page-break/></text:p>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2">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soft-page-break/>~~~</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text:soft-page-break/>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4">–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8T19:29:08.482625423</dc:date>
    <meta:editing-duration>P154DT11H8M18S</meta:editing-duration>
    <meta:editing-cycles>9833</meta:editing-cycles>
    <meta:generator>LibreOffice/5.1.6.2$Linux_X86_64 LibreOffice_project/10m0$Build-2</meta:generator>
    <meta:printed-by>макс </meta:printed-by>
    <meta:print-date>2017-08-23T21:51:29.95</meta:print-date>
    <meta:document-statistic meta:table-count="0" meta:image-count="0" meta:object-count="0" meta:page-count="253" meta:paragraph-count="4896" meta:word-count="103340" meta:character-count="684913" meta:non-whitespace-character-count="581881"/>
  </office:meta>
</office:document-meta>
</file>